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5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QUESTION (15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QUALIFICATIONS (15:2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QUALIFICATIONS (15:2-5):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Positive aspects (15:2, 4):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Positive aspects (15:2, 4):<text:s text:c="1"/></text:span><text:span text:style-name="a457" text:class-names=""/></text:p>
          </draw:text-box>
          <svg:title/>
          <svg:desc/>
        </draw:frame>
        <draw:frame draw:id="id88" presentation:style-name="a481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Lead blameless lives (15: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Do what is right (15: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peak the truth (15: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Despise persistent sinners (15:4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Honor the Lord's faithful followers (15:4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Keep their promises even when it hurts (15:4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12-tx-Title-and-Text" presentation:presentation-page-layout-name="Master1-PPL12" draw:id="Slide-259">
        <draw:frame draw:id="id89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THE QUALIFICATIONS (15:2-5):<text:s text:c="1"/></text:span><text:span text:style-name="a484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<text:s text:c="1"/>Positive aspects (15:2, 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Negative aspects (15:3, 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Negative aspects (15:3, 5):<text:s text:c="1"/></text:span><text:span text:style-name="a499" text:class-names=""/></text:p>
          </draw:text-box>
          <svg:title/>
          <svg:desc/>
        </draw:frame>
        <draw:frame draw:id="id92" presentation:style-name="a520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Slander others (15:3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Harm their neighbors (15:3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Speak evil of their friends (15:3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Charge interest on loans (15:5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ccept bribes to testify against the innocent (15: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12-tx-Title-and-Text" presentation:presentation-page-layout-name="Master1-PPL12" draw:id="Slide-261">
        <draw:frame draw:id="id93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THE QUALIFICATIONS (15:2-5):<text:s text:c="1"/></text:span><text:span text:style-name="a523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Positive aspects (15:2, 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Negative aspects (15:3, 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PSALM 15<text:s text:c="1"/>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QUESTION (15: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QUALIFICATIONS (15:2-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5 </dc:title>
    <meta:initial-creator>David STRICKLAND</meta:initial-creator>
    <dc:creator>David STRICKLAND</dc:creator>
    <meta:creation-date>2020-02-23T23:18:25Z</meta:creation-date>
    <dc:date>2020-02-23T23:18:25Z</dc:date>
    <meta:template xlink:href="BibleStudy" xlink:type="simple"/>
    <meta:editing-cycles>1</meta:editing-cycles>
    <meta:editing-duration>PT0S</meta:editing-duration>
    <meta:document-statistic meta:paragraph-count="27" meta:word-count="185"/>
  </office:meta>
</office:document-meta>
</file>